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mLogAppender.doAppend( PaxLogging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mLogAppender.setEvents( LruList &lt; PaxLoggingEvent &gt;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LogAppender.g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